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8"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8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8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table:style-name="ce8"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8"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nitation and sanitation s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table:style-name="ce8"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table:style-name="ce4"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table:style-name="ce4"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table:style-name="ce4"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table:style-name="ce4"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table:style-name="ce4"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table:style-name="ce4"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C31:.C42])" office:value-type="float" office:value="532.81" calcext:value-type="float">
            <text:p>532.8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8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8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table:style-name="ce8"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51])" office:value-type="float" office:value="1607.1" calcext:value-type="float">
            <text:p>1607.1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table:style-name="ce8"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/>
          <table:table-cell table:formula="of:=SUM([.C58:.C61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00-00-00</text:date>, <text:time style:data-style-name="N2" text:time-value="23:00:25.902996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23:06:29.637515117</dc:date>
    <meta:editing-duration>P2DT7H18M17S</meta:editing-duration>
    <meta:editing-cycles>287</meta:editing-cycles>
    <meta:generator>LibreOffice/6.0.7.3$Linux_X86_64 LibreOffice_project/00m0$Build-3</meta:generator>
    <meta:document-statistic meta:table-count="6" meta:cell-count="1011" meta:object-count="0"/>
  </office:meta>
</office:document-meta>
</file>